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.439cm"/>
    </style:style>
    <style:style style:name="co4" style:family="table-column">
      <style:table-column-properties fo:break-before="auto" style:column-width="3.184cm"/>
    </style:style>
    <style:style style:name="co5" style:family="table-column">
      <style:table-column-properties fo:break-before="auto" style:column-width="1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fill="solid" draw:fill-color="#813709" draw:textarea-horizontal-align="justify" draw:textarea-vertical-align="middle" draw:auto-grow-height="false" fo:min-height="2.009cm" fo:min-width="3.761cm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="solid" draw:fill-color="#b85c00" draw:textarea-horizontal-align="justify" draw:textarea-vertical-align="middle" draw:auto-grow-height="false" fo:min-height="1.366cm" fo:min-width="2.921cm"/>
    </style:style>
    <style:style style:name="gr4" style:family="graphic">
      <style:graphic-properties svg:stroke-width="0.2cm" svg:stroke-color="#069a2e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P1" style:family="paragraph">
      <loext:graphic-properties draw:fill="solid" draw:fill-color="#81370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85c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shapes>
          <draw:custom-shape draw:z-index="0" draw:style-name="gr1" draw:text-style-name="P1" svg:width="3.761cm" svg:height="2.009cm" svg:x="7.152cm" svg:y="4.61cm">
            <text:p/>
            <draw:enhanced-geometry svg:viewBox="0 0 21600 21600" draw:type="rectangle" draw:enhanced-path="M 0 0 L 21600 0 21600 21600 0 21600 0 0 Z N"/>
          </draw:custom-shape>
          <draw:ellipse draw:z-index="1" draw:style-name="gr2" draw:text-style-name="P2" table:table-background="true" svg:width="4.575cm" svg:height="4.705cm" svg:x="12.295cm" svg:y="1.55cm" draw:kind="cut" draw:start-angle="29.23" draw:end-angle="12.05">
            <text:p/>
          </draw:ellipse>
          <draw:custom-shape draw:z-index="2" draw:style-name="gr3" draw:text-style-name="P3" svg:width="2.921cm" svg:height="1.366cm" svg:x="6.33cm" svg:y="5.787cm">
            <text:p/>
            <draw:enhanced-geometry svg:viewBox="0 0 21600 21600" draw:type="rectangle" draw:enhanced-path="M 0 0 L 21600 0 21600 21600 0 21600 0 0 Z N"/>
          </draw:custom-shape>
          <draw:line draw:z-index="3" draw:style-name="gr4" draw:text-style-name="P2" svg:x1="6.319cm" svg:y1="5.81cm" svg:x2="7.193cm" svg:y2="4.611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yarıçap</text:p>
          </table:table-cell>
          <table:table-cell office:value-type="string" calcext:value-type="string">
            <text:p>çevre</text:p>
          </table:table-cell>
          <table:table-cell office:value-type="string" calcext:value-type="string">
            <text:p>i 45 derece</text:p>
          </table:table-cell>
          <table:table-cell office:value-type="string" calcext:value-type="string">
            <text:p>Çeeyerğin 5 te bi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2pi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.35" calcext:value-type="float">
            <text:p>71,35</text:p>
          </table:table-cell>
          <table:table-cell table:style-name="ce1" table:formula="of:=2*3.14*[.A6]" office:value-type="float" office:value="448.078" calcext:value-type="float">
            <text:p>448,078</text:p>
          </table:table-cell>
          <table:table-cell table:style-name="ce1" table:formula="of:=[.B6]/[.C4]" office:value-type="float" office:value="112.0195" calcext:value-type="float">
            <text:p>112,020</text:p>
          </table:table-cell>
          <table:table-cell table:style-name="ce1" table:formula="of:=[.C6]/[.D4]" office:value-type="float" office:value="16.0027857142857" calcext:value-type="float">
            <text:p>16,003</text:p>
          </table:table-cell>
          <table:table-cell table:style-name="ce1" table:formula="of:=[.D6]/16*10" office:value-type="float" office:value="10.0017410714286" calcext:value-type="float">
            <text:p>10,002</text:p>
          </table:table-cell>
          <table:table-cell table:number-columns-repeated="2"/>
        </table:table-row>
        <table:table-row table:style-name="ro1">
          <table:table-cell office:value-type="float" office:value="60.64" calcext:value-type="float">
            <text:p>60,64</text:p>
          </table:table-cell>
          <table:table-cell table:style-name="ce1" table:formula="of:=2*3.14*[.A7]" office:value-type="float" office:value="380.8192" calcext:value-type="float">
            <text:p>380,819</text:p>
          </table:table-cell>
          <table:table-cell table:style-name="ce1" table:formula="of:=[.B7]/[.C4]" office:value-type="float" office:value="95.2048" calcext:value-type="float">
            <text:p>95,205</text:p>
          </table:table-cell>
          <table:table-cell table:style-name="ce1" table:formula="of:=[.C7]/[.D4]" office:value-type="float" office:value="13.6006857142857" calcext:value-type="float">
            <text:p>13,601</text:p>
          </table:table-cell>
          <table:table-cell table:style-name="ce1" table:formula="of:=[.D7]/16*10" office:value-type="float" office:value="8.50042857142857" calcext:value-type="float">
            <text:p>8,500</text:p>
          </table:table-cell>
          <table:table-cell/>
          <table:table-cell table:style-name="ce7"/>
        </table:table-row>
        <table:table-row table:style-name="ro1">
          <table:table-cell table:number-columns-repeated="2"/>
          <table:table-cell table:style-name="ce2"/>
          <table:table-cell table:style-name="ce6"/>
          <table:table-cell table:number-columns-repeated="3"/>
        </table:table-row>
        <table:table-row table:style-name="ro1">
          <table:table-cell table:formula="of:=[.A7]-[.A6]" office:value-type="float" office:value="-10.71" calcext:value-type="float">
            <text:p>-10,7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table:formula="of:=[.D6]" office:value-type="float" office:value="16.0027857142857" calcext:value-type="float">
            <text:p>16,00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" office:value-type="float" office:value="10.71" calcext:value-type="float">
            <text:p>10,71</text:p>
          </table:table-cell>
          <table:table-cell/>
          <table:table-cell table:style-name="ce1" table:formula="of:=[.E6]" office:value-type="float" office:value="10.0017410714286" calcext:value-type="float">
            <text:p>10,00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4" table:formula="of:=[.E7]" office:value-type="float" office:value="8.50042857142857" calcext:value-type="float">
            <text:p>8,5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style-name="ce4" table:formula="of:=[.D7]" office:value-type="float" office:value="13.6006857142857" calcext:value-type="float">
            <text:p>13,6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04:52:32.622056751</meta:creation-date>
    <dc:date>2021-09-10T21:40:47.755910232</dc:date>
    <meta:editing-duration>PT14H55M43S</meta:editing-duration>
    <meta:editing-cycles>3</meta:editing-cycles>
    <meta:generator>LibreOffice/7.1.5.2$Linux_X86_64 LibreOffice_project/10$Build-2</meta:generator>
    <meta:document-statistic meta:table-count="1" meta:cell-count="24" meta:object-count="4"/>
  </office:meta>
</office:document-meta>
</file>